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fo:background-color="transparent"/>
    </style:style>
    <style:style style:name="ce55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8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2">
      <style:table-cell-properties fo:border="thin solid #000000" style:vertical-align="automatic" fo:background-color="transparent"/>
    </style:style>
    <style:style style:name="ce60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2" style:family="table-cell" style:parent-style-name="Default" style:data-style-name="N0">
      <style:table-cell-properties fo:border="thin solid #000000" fo:background-color="#C5D9F1"/>
    </style:style>
    <style:style style:name="ce63" style:family="table-cell" style:parent-style-name="Default" style:data-style-name="N0">
      <style:table-cell-properties fo:border="thin solid #000000" fo:background-color="#F2DCDB"/>
    </style:style>
    <style:style style:name="ce64" style:family="table-cell" style:parent-style-name="Default" style:data-style-name="N0">
      <style:table-cell-properties fo:border="thin solid #000000" fo:background-color="#EBF1DE"/>
    </style:style>
    <style:style style:name="ce65" style:family="table-cell" style:parent-style-name="Default" style:data-style-name="N0">
      <style:table-cell-properties fo:border="thin solid #000000" fo:background-color="#E4DFEC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3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3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3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3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3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3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3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15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.5" table:formula="of:=SUM([.C5:.AD5])" table:style-name="ce21">
            <text:p>1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15">
            <text:p>3,00</text:p>
          </table:table-cell>
          <table:table-cell office:value-type="float" office:value="3" table:style-name="ce16">
            <text:p>3,00</text:p>
          </table:table-cell>
          <table:table-cell office:value-type="float" office:value="3" table:style-name="ce17">
            <text:p>3,00</text:p>
          </table:table-cell>
          <table:table-cell office:value-type="float" office:value="3" table:style-name="ce18">
            <text:p>3,00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2" table:formula="of:=SUM([.C6:.AD6])" table:style-name="ce21">
            <text:p>12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15">
            <text:p>1,0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of:=SUM([.C7:.AD7])" table:style-name="ce21">
            <text:p>1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5" table:formula="of:=SUM([.C10:.AD10])" table:style-name="ce21">
            <text:p>0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5" table:formula="of:=SUM([.C11:.AD11])" table:style-name="ce21">
            <text:p>5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7">
            <text:p>1,00</text:p>
          </table:table-cell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4" table:formula="of:=SUM([.C12:.AD12])" table:style-name="ce21">
            <text:p>4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25" table:formula="of:=SUM([.C13:.AD13])" table:style-name="ce21">
            <text:p>0,25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16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.75" table:style-name="ce16">
            <text:p>1,7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3" table:formula="of:=SUM([.C18:.AD18])" table:style-name="ce21">
            <text:p>3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formula="of:=SUM([.C5:.C20])" table:style-name="ce36">
            <text:p>5,50</text:p>
          </table:table-cell>
          <table:table-cell office:value-type="float" office:value="3" table:formula="of:=SUM([.D5:.D20])" table:style-name="ce37">
            <text:p>3,00</text:p>
          </table:table-cell>
          <table:table-cell office:value-type="float" office:value="3" table:formula="of:=SUM([.E5:.E20])" table:style-name="ce38">
            <text:p>3,00</text:p>
          </table:table-cell>
          <table:table-cell office:value-type="float" office:value="3" table:formula="of:=SUM([.F5:.F20])" table:style-name="ce18">
            <text:p>3,00</text:p>
          </table:table-cell>
          <table:table-cell office:value-type="float" office:value="2" table:formula="of:=SUM([.G5:.G20])" table:style-name="ce36">
            <text:p>2,00</text:p>
          </table:table-cell>
          <table:table-cell office:value-type="float" office:value="0.25" table:formula="of:=SUM([.H5:.H20])" table:style-name="ce37">
            <text:p>0,25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18">
            <text:p>0,00</text:p>
          </table:table-cell>
          <table:table-cell office:value-type="float" office:value="1" table:formula="of:=SUM([.K5:.K20])" table:style-name="ce36">
            <text:p>1,00</text:p>
          </table:table-cell>
          <table:table-cell office:value-type="float" office:value="1.25" table:formula="of:=SUM([.L5:.L20])" table:style-name="ce37">
            <text:p>1,25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18">
            <text:p>0,00</text:p>
          </table:table-cell>
          <table:table-cell office:value-type="float" office:value="1" table:formula="of:=SUM([.O5:.O20])" table:style-name="ce36">
            <text:p>1,00</text:p>
          </table:table-cell>
          <table:table-cell office:value-type="float" office:value="1.75" table:formula="of:=SUM([.P5:.P20])" table:style-name="ce37">
            <text:p>1,75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18">
            <text:p>0,00</text:p>
          </table:table-cell>
          <table:table-cell office:value-type="float" office:value="2.5" table:formula="of:=SUM([.S5:.S20])" table:style-name="ce36">
            <text:p>2,50</text:p>
          </table:table-cell>
          <table:table-cell office:value-type="float" office:value="1" table:formula="of:=SUM([.T5:.T20])" table:style-name="ce37">
            <text:p>1,00</text:p>
          </table:table-cell>
          <table:table-cell office:value-type="float" office:value="1" table:formula="of:=SUM([.U5:.U20])" table:style-name="ce38">
            <text:p>1,00</text:p>
          </table:table-cell>
          <table:table-cell office:value-type="float" office:value="1" table:formula="of:=SUM([.V5:.V20])" table:style-name="ce18">
            <text:p>1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18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18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4.5" table:formula="of:=SUM([.C5:.F20])" table:number-columns-spanned="4" table:number-rows-spanned="1" table:style-name="ce44">
            <text:p>14,50</text:p>
          </table:table-cell>
          <table:covered-table-cell table:number-columns-repeated="3"/>
          <table:table-cell office:value-type="float" office:value="2.25" table:formula="of:=SUM([.G5:.J20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25" table:formula="of:=SUM([.K5:.N20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75" table:formula="of:=SUM([.O5:.R20])" table:number-columns-spanned="4" table:number-rows-spanned="1" table:style-name="ce44">
            <text:p>2,75</text:p>
          </table:table-cell>
          <table:covered-table-cell table:number-columns-repeated="3"/>
          <table:table-cell office:value-type="float" office:value="5.5" table:formula="of:=SUM([.S5:.V20])" table:number-columns-spanned="4" table:number-rows-spanned="1" table:style-name="ce44">
            <text:p>5,5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27.25" table:formula="of:=SUM([.AE5:.AE20])" table:style-name="ce41">
            <text:p>27,2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3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3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3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3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3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3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3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5">
            <text:p>Total des heures Semaine 2</text:p>
          </table:table-cell>
          <table:table-cell office:value-type="string" table:style-name="ce46">
            <text:p>Total semaine 1</text:p>
          </table:table-cell>
          <table:table-cell office:value-type="string" table:style-name="ce46">
            <text:p>Grand Total des heures</text:p>
          </table:table-cell>
          <table:table-cell office:value-type="string" table:style-name="ce46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5:.AD5])" table:style-name="ce53">
            <text:p>0,00</text:p>
          </table:table-cell>
          <table:table-cell office:value-type="float" office:value="1.5" table:formula="of:=['S2_29_oct_2012_(2)'.AE5]" table:style-name="ce54">
            <text:p>1,50</text:p>
          </table:table-cell>
          <table:table-cell office:value-type="float" office:value="1.5" table:formula="of:=SUM([.AE5:.AF5])" table:style-name="ce55">
            <text:p>1,5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6:.AD6])" table:style-name="ce53">
            <text:p>0,00</text:p>
          </table:table-cell>
          <table:table-cell office:value-type="float" office:value="12" table:formula="of:=['S2_29_oct_2012_(2)'.AE6]" table:style-name="ce54">
            <text:p>12,00</text:p>
          </table:table-cell>
          <table:table-cell office:value-type="float" office:value="12" table:formula="of:=SUM([.AE6:.AF6])" table:style-name="ce55">
            <text:p>12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7:.AD7])" table:style-name="ce53">
            <text:p>0,00</text:p>
          </table:table-cell>
          <table:table-cell office:value-type="float" office:value="1" table:formula="of:=['S2_29_oct_2012_(2)'.AE7]" table:style-name="ce54">
            <text:p>1,00</text:p>
          </table:table-cell>
          <table:table-cell office:value-type="float" office:value="1" table:formula="of:=SUM([.AE7:.AF7])" table:style-name="ce55">
            <text:p>1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8:.AD8])" table:style-name="ce53">
            <text:p>0,00</text:p>
          </table:table-cell>
          <table:table-cell office:value-type="float" office:value="0" table:formula="of:=['S2_29_oct_2012_(2)'.AE8]" table:style-name="ce54">
            <text:p>0,00</text:p>
          </table:table-cell>
          <table:table-cell office:value-type="float" office:value="0" table:formula="of:=SUM([.AE8:.AF8])" table:style-name="ce55">
            <text:p>0,00</text:p>
          </table:table-cell>
          <table:table-cell office:value-type="float" office:value="0.5" table:style-name="ce56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9:.AD9])" table:style-name="ce53">
            <text:p>0,00</text:p>
          </table:table-cell>
          <table:table-cell office:value-type="float" office:value="0" table:formula="of:=['S2_29_oct_2012_(2)'.AE9]" table:style-name="ce54">
            <text:p>0,00</text:p>
          </table:table-cell>
          <table:table-cell office:value-type="float" office:value="0" table:formula="of:=SUM([.AE9:.AF9])" table:style-name="ce55">
            <text:p>0,0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0:.AD10])" table:style-name="ce53">
            <text:p>0,00</text:p>
          </table:table-cell>
          <table:table-cell office:value-type="float" office:value="0.5" table:formula="of:=['S2_29_oct_2012_(2)'.AE10]" table:style-name="ce54">
            <text:p>0,50</text:p>
          </table:table-cell>
          <table:table-cell office:value-type="float" office:value="0.5" table:formula="of:=SUM([.AE10:.AF10])" table:style-name="ce55">
            <text:p>0,5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1:.AD11])" table:style-name="ce53">
            <text:p>0,00</text:p>
          </table:table-cell>
          <table:table-cell office:value-type="float" office:value="5" table:formula="of:=['S2_29_oct_2012_(2)'.AE11]" table:style-name="ce54">
            <text:p>5,00</text:p>
          </table:table-cell>
          <table:table-cell office:value-type="float" office:value="5" table:formula="of:=SUM([.AE11:.AF11])" table:style-name="ce55">
            <text:p>5,00</text:p>
          </table:table-cell>
          <table:table-cell office:value-type="float" office:value="4" table:style-name="ce56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novembr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2:.AD12])" table:style-name="ce53">
            <text:p>0,00</text:p>
          </table:table-cell>
          <table:table-cell office:value-type="float" office:value="4" table:formula="of:=['S2_29_oct_2012_(2)'.AE12]" table:style-name="ce54">
            <text:p>4,00</text:p>
          </table:table-cell>
          <table:table-cell office:value-type="float" office:value="4" table:formula="of:=SUM([.AE12:.AF12])" table:style-name="ce55">
            <text:p>4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3:.AD13])" table:style-name="ce53">
            <text:p>0,00</text:p>
          </table:table-cell>
          <table:table-cell office:value-type="float" office:value="0.25" table:formula="of:=['S2_29_oct_2012_(2)'.AE13]" table:style-name="ce54">
            <text:p>0,25</text:p>
          </table:table-cell>
          <table:table-cell office:value-type="float" office:value="0.25" table:formula="of:=SUM([.AE13:.AF13])" table:style-name="ce55">
            <text:p>0,25</text:p>
          </table:table-cell>
          <table:table-cell office:value-type="float" office:value="10" table:style-name="ce56">
            <text:p>10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4:.AD14])" table:style-name="ce53">
            <text:p>0,00</text:p>
          </table:table-cell>
          <table:table-cell office:value-type="float" office:value="0" table:formula="of:=['S2_29_oct_2012_(2)'.AE14]" table:style-name="ce54">
            <text:p>0,00</text:p>
          </table:table-cell>
          <table:table-cell office:value-type="float" office:value="0" table:formula="of:=SUM([.AE14:.AF14])" table:style-name="ce55">
            <text:p>0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5:.AD15])" table:style-name="ce53">
            <text:p>0,00</text:p>
          </table:table-cell>
          <table:table-cell office:value-type="float" office:value="0" table:formula="of:=['S2_29_oct_2012_(2)'.AE15]" table:style-name="ce54">
            <text:p>0,00</text:p>
          </table:table-cell>
          <table:table-cell office:value-type="float" office:value="0" table:formula="of:=SUM([.AE15:.AF15])" table:style-name="ce55">
            <text:p>0,00</text:p>
          </table:table-cell>
          <table:table-cell office:value-type="float" office:value="6" table:style-name="ce56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6:.AD16])" table:style-name="ce53">
            <text:p>0,00</text:p>
          </table:table-cell>
          <table:table-cell office:value-type="float" office:value="0" table:formula="of:=['S2_29_oct_2012_(2)'.AE16]" table:style-name="ce54">
            <text:p>0,00</text:p>
          </table:table-cell>
          <table:table-cell office:value-type="float" office:value="0" table:formula="of:=SUM([.AE16:.AF16])" table:style-name="ce55">
            <text:p>0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7:.AD17])" table:style-name="ce53">
            <text:p>0,00</text:p>
          </table:table-cell>
          <table:table-cell office:value-type="float" office:value="0" table:formula="of:=['S2_29_oct_2012_(2)'.AE17]" table:style-name="ce54">
            <text:p>0,00</text:p>
          </table:table-cell>
          <table:table-cell office:value-type="float" office:value="0" table:formula="of:=SUM([.AE17:.AF17])" table:style-name="ce55">
            <text:p>0,0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8:.AD18])" table:style-name="ce53">
            <text:p>0,00</text:p>
          </table:table-cell>
          <table:table-cell office:value-type="float" office:value="3" table:formula="of:=['S2_29_oct_2012_(2)'.AE18]" table:style-name="ce54">
            <text:p>3,00</text:p>
          </table:table-cell>
          <table:table-cell office:value-type="float" office:value="3" table:formula="of:=SUM([.AE18:.AF18])" table:style-name="ce55">
            <text:p>3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9:.AD19])" table:style-name="ce53">
            <text:p>0,00</text:p>
          </table:table-cell>
          <table:table-cell office:value-type="float" office:value="0" table:formula="of:=['S2_29_oct_2012_(2)'.AE19]" table:style-name="ce54">
            <text:p>0,00</text:p>
          </table:table-cell>
          <table:table-cell office:value-type="float" office:value="0" table:formula="of:=SUM([.AE19:.AF19])" table:style-name="ce55">
            <text:p>0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50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53">
            <text:p>0,00</text:p>
          </table:table-cell>
          <table:table-cell office:value-type="float" office:value="0" table:formula="of:=['S2_29_oct_2012_(2)'.AE20]" table:style-name="ce54">
            <text:p>0,00</text:p>
          </table:table-cell>
          <table:table-cell office:value-type="float" office:value="0" table:formula="of:=SUM([.AE20:.AF20])" table:style-name="ce55">
            <text:p>0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formula="of:=SUM([.C5:.C20])" table:style-name="ce36">
            <text:p>0,00</text:p>
          </table:table-cell>
          <table:table-cell office:value-type="float" office:value="0" table:formula="of:=SUM([.D5:.D20])" table:style-name="ce37">
            <text:p>0,00</text:p>
          </table:table-cell>
          <table:table-cell office:value-type="float" office:value="0" table:formula="of:=SUM([.E5:.E20])" table:style-name="ce38">
            <text:p>0,00</text:p>
          </table:table-cell>
          <table:table-cell office:value-type="float" office:value="0" table:formula="of:=SUM([.F5:.F20])" table:style-name="ce18">
            <text:p>0,00</text:p>
          </table:table-cell>
          <table:table-cell office:value-type="float" office:value="0" table:formula="of:=SUM([.G5:.G20])" table:style-name="ce36">
            <text:p>0,00</text:p>
          </table:table-cell>
          <table:table-cell office:value-type="float" office:value="0" table:formula="of:=SUM([.H5:.H20])" table:style-name="ce37">
            <text:p>0,00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18">
            <text:p>0,00</text:p>
          </table:table-cell>
          <table:table-cell office:value-type="float" office:value="0" table:formula="of:=SUM([.K5:.K20])" table:style-name="ce36">
            <text:p>0,00</text:p>
          </table:table-cell>
          <table:table-cell office:value-type="float" office:value="0" table:formula="of:=SUM([.L5:.L20])" table:style-name="ce37">
            <text:p>0,00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18">
            <text:p>0,00</text:p>
          </table:table-cell>
          <table:table-cell office:value-type="float" office:value="0" table:formula="of:=SUM([.O5:.O20])" table:style-name="ce36">
            <text:p>0,00</text:p>
          </table:table-cell>
          <table:table-cell office:value-type="float" office:value="0" table:formula="of:=SUM([.P5:.P20])" table:style-name="ce37">
            <text:p>0,00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18">
            <text:p>0,00</text:p>
          </table:table-cell>
          <table:table-cell office:value-type="float" office:value="0" table:formula="of:=SUM([.S5:.S20])" table:style-name="ce36">
            <text:p>0,0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18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18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18">
            <text:p>0,00</text:p>
          </table:table-cell>
          <table:table-cell table:style-name="ce3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0" table:formula="of:=SUM([.C5:.F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E5:.AE20])" table:style-name="ce58">
            <text:p>0,00</text:p>
          </table:table-cell>
          <table:table-cell office:value-type="float" office:value="27.25" table:formula="of:=SUM([.AF5:.AF20])" table:style-name="ce59">
            <text:p>27,25</text:p>
          </table:table-cell>
          <table:table-cell office:value-type="float" office:value="27.25" table:formula="of:=SUM([.AG5:.AG20])" table:style-name="ce60">
            <text:p>27,25</text:p>
          </table:table-cell>
          <table:table-cell office:value-type="float" office:value="71.5" table:formula="of:=SUM([.AH5:.AH20])" table:style-name="ce60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3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3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3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3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3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3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3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1">
            <text:p>Description de la tâch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6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7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,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,00</text:p>
          </table:table-cell>
          <table:table-cell table:style-name="ce33"/>
          <table:table-cell office:value-type="float" office:value="3" table:formula="of:=SUM([.C5:.AD5])" table:style-name="ce68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9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5" table:formula="of:=SUM([.C6:.AD6])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9">
            <text:p>Accès aux Donné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7:.AD7])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6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1" table:style-name="ce73">
            <text:p>1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" table:formula="of:=SUM([.C8:.AD8])" table:style-name="ce68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7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0.5" table:formula="of:=SUM([.C9:.AD9])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7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0:.AD10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6">
            <text:p>Configuration des Outils de développement</text:p>
          </table:table-cell>
          <table:table-cell table:style-name="ce70"/>
          <table:table-cell office:value-type="float" office:value="0.75" table:style-name="ce71">
            <text:p>0,75</text:p>
          </table:table-cell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office:value-type="float" office:value="1" table:style-name="ce72">
            <text:p>1,00</text:p>
          </table:table-cell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5.75" table:formula="of:=SUM([.C11:.AD11])" table:style-name="ce68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7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2" table:style-name="ce73">
            <text:p>2,00</text:p>
          </table:table-cell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2.5" table:formula="of:=SUM([.C12:.AD12])" table:style-name="ce68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6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3:.AD13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6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14:.AD14])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3" table:style-name="ce73">
            <text:p>3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2" table:formula="of:=SUM([.C15:.AD15])" table:style-name="ce68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6:.AD16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0">
            <text:p>Total des heures</text:p>
          </table:table-cell>
          <table:table-cell office:value-type="float" office:value="12.75" table:formula="of:=SUM([.C5:.F16])" table:number-columns-spanned="4" table:number-rows-spanned="1" table:style-name="ce77">
            <text:p>12,75</text:p>
          </table:table-cell>
          <table:covered-table-cell table:number-columns-repeated="3"/>
          <table:table-cell office:value-type="float" office:value="2" table:formula="of:=SUM([.G5:.J16])" table:number-columns-spanned="4" table:number-rows-spanned="1" table:style-name="ce77">
            <text:p>2,00</text:p>
          </table:table-cell>
          <table:covered-table-cell table:number-columns-repeated="3"/>
          <table:table-cell office:value-type="float" office:value="2.75" table:formula="of:=SUM([.K5:.N16])" table:number-columns-spanned="4" table:number-rows-spanned="1" table:style-name="ce77">
            <text:p>2,75</text:p>
          </table:table-cell>
          <table:covered-table-cell table:number-columns-repeated="3"/>
          <table:table-cell office:value-type="float" office:value="0" table:formula="of:=SUM([.O5:.R16])" table:number-columns-spanned="4" table:number-rows-spanned="1" table:style-name="ce77">
            <text:p>0,00</text:p>
          </table:table-cell>
          <table:covered-table-cell table:number-columns-repeated="3"/>
          <table:table-cell office:value-type="float" office:value="4.25" table:formula="of:=SUM([.S5:.V16])" table:number-columns-spanned="4" table:number-rows-spanned="1" table:style-name="ce77">
            <text:p>4,25</text:p>
          </table:table-cell>
          <table:covered-table-cell table:number-columns-repeated="3"/>
          <table:table-cell office:value-type="float" office:value="1" table:formula="of:=SUM([.W5:.Z16])" table:number-columns-spanned="4" table:number-rows-spanned="1" table:style-name="ce77">
            <text:p>1,00</text:p>
          </table:table-cell>
          <table:covered-table-cell table:number-columns-repeated="3"/>
          <table:table-cell office:value-type="float" office:value="3" table:formula="of:=SUM([.AA5:.AD16])" table:number-columns-spanned="4" table:number-rows-spanned="1" table:style-name="ce77">
            <text:p>3,00</text:p>
          </table:table-cell>
          <table:covered-table-cell table:number-columns-repeated="3"/>
          <table:table-cell office:value-type="float" office:value="9.75" table:style-name="ce41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3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3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3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3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3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3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3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,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,75</text:p>
          </table:table-cell>
          <table:table-cell table:style-name="ce29"/>
          <table:table-cell table:style-name="ce30"/>
          <table:table-cell office:value-type="float" office:value="0.25" table:style-name="ce32">
            <text:p>0,25</text:p>
          </table:table-cell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,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formula="of:=SUM([.C5:.AD5])" table:style-name="ce21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6:.AD6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70"/>
          <table:table-cell office:value-type="float" office:value="1.5" table:style-name="ce71">
            <text:p>1,50</text:p>
          </table:table-cell>
          <table:table-cell table:style-name="ce72"/>
          <table:table-cell table:style-name="ce73"/>
          <table:table-cell table:style-name="ce74"/>
          <table:table-cell office:value-type="float" office:value="2" table:style-name="ce71">
            <text:p>2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5" table:style-name="ce71">
            <text:p>0,50</text:p>
          </table:table-cell>
          <table:table-cell table:style-name="ce72"/>
          <table:table-cell table:style-name="ce73"/>
          <table:table-cell table:style-name="ce74"/>
          <table:table-cell office:value-type="float" office:value="1.25" table:style-name="ce71">
            <text:p>1,25</text:p>
          </table:table-cell>
          <table:table-cell table:style-name="ce72"/>
          <table:table-cell table:style-name="ce75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5"/>
          <table:table-cell office:value-type="float" office:value="6.25" table:formula="of:=SUM([.C7:.AD7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9:.AD9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70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11:.AD11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office:value-type="float" office:value="1" table:style-name="ce74">
            <text:p>1,00</text:p>
          </table:table-cell>
          <table:table-cell table:style-name="ce71"/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5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5"/>
          <table:table-cell office:value-type="float" office:value="6.25" table:formula="of:=SUM([.C14:.AD14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9" table:formula="of:=SUM([.C16:.AD16])" table:style-name="ce21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,50</text:p>
          </table:table-cell>
          <table:table-cell office:value-type="float" office:value="3.25" table:style-name="ce78">
            <text:p>3,25</text:p>
          </table:table-cell>
          <table:table-cell office:value-type="float" office:value="1.5" table:style-name="ce79">
            <text:p>1,50</text:p>
          </table:table-cell>
          <table:table-cell office:value-type="float" office:value="0" table:style-name="ce80">
            <text:p>0,00</text:p>
          </table:table-cell>
          <table:table-cell office:value-type="float" office:value="1.5" table:style-name="ce36">
            <text:p>1,50</text:p>
          </table:table-cell>
          <table:table-cell office:value-type="float" office:value="2" table:style-name="ce78">
            <text:p>2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1" table:style-name="ce36">
            <text:p>1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.25" table:style-name="ce80">
            <text:p>0,25</text:p>
          </table:table-cell>
          <table:table-cell office:value-type="float" office:value="1.5" table:style-name="ce36">
            <text:p>1,50</text:p>
          </table:table-cell>
          <table:table-cell office:value-type="float" office:value="0.5" table:style-name="ce78">
            <text:p>0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1.5" table:style-name="ce78">
            <text:p>1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1" table:style-name="ce78">
            <text:p>1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0.75" table:formula="of:=SUM([.C5:.F16])" table:number-columns-spanned="4" table:number-rows-spanned="1" table:style-name="ce44">
            <text:p>10,75</text:p>
          </table:table-cell>
          <table:covered-table-cell table:number-columns-repeated="3"/>
          <table:table-cell office:value-type="float" office:value="3.5" table:formula="of:=SUM([.G5:.J16])" table:number-columns-spanned="4" table:number-rows-spanned="1" table:style-name="ce44">
            <text:p>3,50</text:p>
          </table:table-cell>
          <table:covered-table-cell table:number-columns-repeated="3"/>
          <table:table-cell office:value-type="float" office:value="2" table:formula="of:=SUM([.K5:.N16])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1.25" table:formula="of:=SUM([.O5:.R16])" table:number-columns-spanned="4" table:number-rows-spanned="1" table:style-name="ce44">
            <text:p>1,25</text:p>
          </table:table-cell>
          <table:covered-table-cell table:number-columns-repeated="3"/>
          <table:table-cell office:value-type="float" office:value="2" table:formula="of:=SUM([.S5:.V16])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4.5" table:formula="of:=SUM([.W5:.Z16])" table:number-columns-spanned="4" table:number-rows-spanned="1" table:style-name="ce44">
            <text:p>4,50</text:p>
          </table:table-cell>
          <table:covered-table-cell table:number-columns-repeated="3"/>
          <table:table-cell office:value-type="float" office:value="2.5" table:formula="of:=SUM([.AA5:.AD16])" table:number-columns-spanned="4" table:number-rows-spanned="1" table:style-name="ce44">
            <text:p>2,50</text:p>
          </table:table-cell>
          <table:covered-table-cell table:number-columns-repeated="3"/>
          <table:table-cell office:value-type="float" office:value="26.5" table:formula="of:=SUM([.AE5:.AE16])" table:style-name="ce41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3T02:09:37Z</dc:date>
    <meta:editing-cycles>12</meta:editing-cycles>
    <meta:editing-duration>PT18121S</meta:editing-duration>
  </office:meta>
</office:document-meta>
</file>